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418cm" draw:marker-end-width="0.418cm" draw:textarea-horizontal-align="justify" draw:textarea-vertical-align="middle" draw:auto-grow-height="fals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419cm" draw:marker-end-width="0.419cm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draw:marker-start="Circle" draw:marker-end="Circle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8cm" svg:height="2.155cm" draw:transform="rotate (-1.57219259019649) translate (5.708cm 9.132cm)">
          <text:p/>
          <draw:enhanced-geometry svg:viewBox="0 0 21600 21600" draw:glue-points="?f6 0 10800 ?f8 ?f11 10800 ?f9 21600 10800 ?f10 ?f5 10800" draw:text-areas="?f3 ?f3 ?f4 ?f4" draw:mirror-vertical="false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18cm" svg:height="2.155cm" draw:transform="rotate (-1.57219259019649) translate (8.502cm 8.243cm)">
          <text:p/>
          <draw:enhanced-geometry svg:viewBox="0 0 21600 21600" draw:glue-points="?f6 0 10800 ?f8 ?f11 10800 ?f9 21600 10800 ?f10 ?f5 10800" draw:text-areas="?f3 ?f3 ?f4 ?f4" draw:mirror-vertical="false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18cm" svg:height="2.155cm" draw:transform="rotate (-1.57219259019649) translate (11.287cm 9.051cm)">
          <text:p/>
          <draw:enhanced-geometry svg:viewBox="0 0 21600 21600" draw:glue-points="?f6 0 10800 ?f8 ?f11 10800 ?f9 21600 10800 ?f10 ?f5 10800" draw:text-areas="?f3 ?f3 ?f4 ?f4" draw:mirror-vertical="false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4cm" svg:y1="10.906cm" svg:x2="6.461cm" svg:y2="10.017cm">
          <text:p/>
        </draw:line>
        <draw:line draw:style-name="gr3" draw:text-style-name="P1" draw:layer="layout" svg:x1="3.541cm" svg:y1="16.307cm" svg:x2="6.462cm" svg:y2="15.418cm">
          <text:p/>
        </draw:line>
        <draw:line draw:style-name="gr3" draw:text-style-name="P1" draw:layer="layout" svg:x1="5.642cm" svg:y1="14.508cm" svg:x2="8.563cm" svg:y2="13.619cm">
          <text:p/>
        </draw:line>
        <draw:line draw:style-name="gr3" draw:text-style-name="P1" draw:layer="layout" svg:x1="8.443cm" svg:y1="8.219cm" svg:x2="11.364cm" svg:y2="9.108cm">
          <text:p/>
        </draw:line>
        <draw:line draw:style-name="gr3" draw:text-style-name="P1" draw:layer="layout" svg:x1="8.444cm" svg:y1="13.62cm" svg:x2="11.365cm" svg:y2="14.509cm">
          <text:p/>
        </draw:line>
        <draw:line draw:style-name="gr3" draw:text-style-name="P1" draw:layer="layout" svg:x1="6.345cm" svg:y1="15.421cm" svg:x2="9.266cm" svg:y2="16.31cm">
          <text:p/>
        </draw:line>
        <draw:line draw:style-name="gr3" draw:text-style-name="P1" draw:layer="layout" svg:x1="6.346cm" svg:y1="10.022cm" svg:x2="9.267cm" svg:y2="10.911cm">
          <text:p/>
        </draw:line>
        <draw:line draw:style-name="gr3" draw:text-style-name="P1" draw:layer="layout" svg:x1="5.643cm" svg:y1="9.109cm" svg:x2="8.564cm" svg:y2="8.22cm">
          <text:p/>
        </draw:line>
        <draw:line draw:style-name="gr4" draw:text-style-name="P1" draw:layer="layout" svg:x1="3.54cm" svg:y1="10.906cm" svg:x2="9.128cm" svg:y2="10.906cm">
          <text:p/>
        </draw:line>
        <draw:line draw:style-name="gr4" draw:text-style-name="P1" draw:layer="layout" svg:x1="3.54cm" svg:y1="16.306cm" svg:x2="9.128cm" svg:y2="16.306cm">
          <text:p/>
        </draw:line>
        <draw:line draw:style-name="gr4" draw:text-style-name="P1" draw:layer="layout" svg:x1="5.64cm" svg:y1="14.506cm" svg:x2="11.228cm" svg:y2="14.506cm">
          <text:p/>
        </draw:line>
        <draw:line draw:style-name="gr4" draw:text-style-name="P1" draw:layer="layout" svg:x1="5.64cm" svg:y1="9.106cm" svg:x2="11.228cm" svg:y2="9.106cm">
          <text:p/>
        </draw:line>
        <draw:frame draw:style-name="gr5" draw:text-style-name="P1" draw:layer="layout" svg:width="0.817cm" svg:height="0.855cm" svg:x="2.651cm" svg:y="10.27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882cm" svg:height="0.855cm" svg:x="4.81cm" svg:y="13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1.054cm" svg:height="0.972cm" svg:x="6.66cm" svg:y="9.54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054cm" svg:height="0.972cm" svg:x="9.217cm" svg:y="10.56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0.77cm" svg:height="0.855cm" svg:x="4.937cm" svg:y="8.14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961cm" svg:height="0.855cm" svg:x="2.524cm" svg:y="15.8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" draw:layer="layout" svg:width="1.119cm" svg:height="0.972cm" svg:x="7.501cm" svg:y="12.72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1.119cm" svg:height="0.972cm" svg:x="11.287cm" svg:y="13.4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20:54:23.890518260</meta:creation-date>
    <dc:date>2015-11-27T21:51:03.011515296</dc:date>
    <meta:editing-duration>PT41M29S</meta:editing-duration>
    <meta:editing-cycles>1</meta:editing-cycles>
    <meta:document-statistic meta:object-count="23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i>y</mi>
    <annotation encoding="StarMath 5.0">y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i>z</mi>
    <annotation encoding="StarMath 5.0">z</annotation>
  </semantics>
</math>
</file>

<file path=Object 6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8/content.xml><?xml version="1.0" encoding="utf-8"?>
<math xmlns="http://www.w3.org/1998/Math/MathML" display="block">
  <semantics>
    <msub>
      <mi>y</mi>
      <mn>2</mn>
    </msub>
    <annotation encoding="StarMath 5.0">y_2</annotation>
  </semantics>
</math>
</file>